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1" draw:id="id1" draw:layer="layout" svg:width="0.381cm" svg:height="0.381cm" svg:x="6.08cm" svg:y="13.7cm">
          <text:p/>
        </draw:circle>
        <draw:circle draw:style-name="gr1" draw:text-style-name="P1" xml:id="id3" draw:id="id3" draw:layer="layout" svg:width="0.381cm" svg:height="0.381cm" svg:x="9.79cm" svg:y="13.7cm">
          <text:p/>
        </draw:circle>
        <draw:connector draw:style-name="gr2" draw:text-style-name="P1" draw:layer="layout" draw:type="curve" svg:x1="6.461cm" svg:y1="13.89cm" svg:x2="7.912cm" svg:y2="13.89cm" draw:start-shape="id1" draw:start-glue-point="1" draw:end-shape="id2" draw:end-glue-point="3" svg:d="M6461 13890h1451">
          <text:p/>
        </draw:connector>
        <draw:connector draw:style-name="gr2" draw:text-style-name="P1" draw:layer="layout" draw:type="curve" svg:x1="8.293cm" svg:y1="13.89cm" svg:x2="9.79cm" svg:y2="13.89cm" draw:start-shape="id2" draw:start-glue-point="1" draw:end-shape="id3" draw:end-glue-point="3" svg:d="M8293 13890h1497">
          <text:p/>
        </draw:connector>
        <draw:custom-shape draw:style-name="gr3" draw:text-style-name="P1" xml:id="id4" draw:id="id4" draw:layer="layout" svg:width="0.381cm" svg:height="0.381cm" svg:x="6.08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5" draw:id="id5" draw:layer="layout" svg:width="0.381cm" svg:height="0.381cm" svg:x="7.918cm" svg:y="14.9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" draw:id="id6" draw:layer="layout" svg:width="0.381cm" svg:height="0.381cm" svg:x="9.79cm" svg:y="14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6.27cm" svg:y1="14.081cm" svg:x2="6.271cm" svg:y2="14.97cm" draw:start-shape="id1" draw:start-glue-point="2" draw:end-shape="id4" draw:end-glue-point="4" svg:d="M6270 14081c0 666 1 222 1 889">
          <text:p/>
        </draw:connector>
        <draw:connector draw:style-name="gr2" draw:text-style-name="P1" draw:layer="layout" draw:type="curve" svg:x1="8.112cm" svg:y1="14.081cm" svg:x2="8.109cm" svg:y2="14.992cm" draw:end-shape="id5" draw:end-glue-point="4" svg:d="M8112 14081c0 307-3-148-3 911">
          <text:p/>
        </draw:connector>
        <draw:connector draw:style-name="gr2" draw:text-style-name="P1" draw:layer="layout" draw:type="curve" svg:x1="9.98cm" svg:y1="14.081cm" svg:x2="9.981cm" svg:y2="14.97cm" draw:start-shape="id3" draw:start-glue-point="2" draw:end-shape="id6" draw:end-glue-point="4" svg:d="M9980 14081c0 666 1 222 1 889">
          <text:p/>
        </draw:connector>
        <draw:frame draw:style-name="gr4" draw:text-style-name="P2" draw:layer="layout" svg:width="2.102cm" svg:height="0.721cm" svg:x="3.921cm" svg:y="13.487cm">
          <draw:text-box>
            <text:p><text:span text:style-name="T1">Gauges:</text:span></text:p>
          </draw:text-box>
        </draw:frame>
        <draw:frame draw:style-name="gr4" draw:text-style-name="P2" draw:layer="layout" svg:width="2.17cm" svg:height="0.721cm" svg:x="3.921cm" svg:y="14.816cm">
          <draw:text-box>
            <text:p><text:span text:style-name="T1">Regions:</text:span></text:p>
          </draw:text-box>
        </draw:frame>
        <draw:frame draw:style-name="gr4" draw:text-style-name="P2" draw:layer="layout" svg:width="0.739cm" svg:height="0.721cm" svg:x="5.835cm" svg:y="15.351cm">
          <draw:text-box>
            <text:p text:style-name="P2"><text:span text:style-name="T1">1</text:span></text:p>
          </draw:text-box>
        </draw:frame>
        <draw:frame draw:style-name="gr4" draw:text-style-name="P2" draw:layer="layout" svg:width="0.739cm" svg:height="0.721cm" svg:x="7.754cm" svg:y="15.351cm">
          <draw:text-box>
            <text:p text:style-name="P2"><text:span text:style-name="T1">2</text:span></text:p>
          </draw:text-box>
        </draw:frame>
        <draw:frame draw:style-name="gr4" draw:text-style-name="P2" draw:layer="layout" svg:width="0.739cm" svg:height="0.721cm" svg:x="9.559cm" svg:y="15.351cm">
          <draw:text-box>
            <text:p text:style-name="P2"><text:span text:style-name="T1">3</text:span></text:p>
          </draw:text-box>
        </draw:frame>
        <draw:rect draw:style-name="gr1" draw:text-style-name="P1" xml:id="id7" draw:id="id7" draw:layer="layout" svg:width="0.508cm" svg:height="0.381cm" svg:x="7.84cm" svg:y="12.002cm">
          <text:p/>
        </draw:rect>
        <draw:circle draw:style-name="gr1" draw:text-style-name="P1" xml:id="id2" draw:id="id2" draw:layer="layout" svg:width="0.381cm" svg:height="0.381cm" svg:x="7.912cm" svg:y="13.7cm">
          <text:p/>
        </draw:circle>
        <draw:connector draw:style-name="gr5" draw:text-style-name="P1" draw:layer="layout" draw:type="curve" svg:x1="8.102cm" svg:y1="13.7cm" svg:x2="8.094cm" svg:y2="12.383cm" draw:start-shape="id2" draw:start-glue-point="0" draw:end-shape="id7" draw:end-glue-point="2" svg:d="M8102 13700c0-987-8-329-8-1317">
          <text:p/>
        </draw:connector>
        <draw:frame draw:style-name="gr4" draw:text-style-name="P2" draw:layer="layout" svg:width="2.428cm" svg:height="0.721cm" svg:x="3.878cm" svg:y="11.922cm">
          <draw:text-box>
            <text:p><text:span text:style-name="T1">Reservoir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Rising</meta:initial-creator>
    <meta:creation-date>2016-06-27T16:24:08</meta:creation-date>
    <dc:date>2016-06-27T16:51:11</dc:date>
    <dc:creator>James Rising</dc:creator>
    <meta:editing-duration>PT11M52S</meta:editing-duration>
    <meta:editing-cycles>1</meta:editing-cycles>
    <meta:document-statistic meta:object-count="19"/>
    <meta:generator>OpenOffice/4.1.1$Unix OpenOffice.org_project/411m6$Build-9775</meta:generator>
  </office:meta>
</office:document-meta>
</file>